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<text:tab/><text:tab/>Journal de Dev</text:p>
      <text:p text:style-name="Standard"/>
      <text:p text:style-name="Standard">Gambey</text:p>
      <text:p text:style-name="Standard">Noa</text:p>
      <text:p text:style-name="Standard"/>
      <text:p text:style-name="Standard"/>
      <text:p text:style-name="Standard">06/03/2023 :</text:p>
      <text:p text:style-name="Standard"><text:tab/>Aujourd’hui link d’API et mise en place de fonction de Parse</text:p>
      <text:p text:style-name="Standard"><text:tab/>Mise en Place de la structure</text:p>
      <text:p text:style-name="Standard"/>
      <text:p text:style-name="Standard">07/03/2023 :</text:p>
      <text:p text:style-name="Standard"><text:tab/>Mise en place du site (décoration principale), création du style global des cards</text:p>
      <text:p text:style-name="Standard"><text:tab/>Pétage de plombs sur l’affichage a cause d’un Json mal fichus</text:p>
      <text:p text:style-name="Standard"><text:tab/></text:p>
      <text:p text:style-name="Standard">12/03/2023 :</text:p>
      <text:p text:style-name="Standard"><text:tab/>Changement de la structure pour faciliter les accès<text:s/></text:p>
      <text:p text:style-name="Standard"><text:tab/>Avancement sur le système de tri</text:p>
      <text:p text:style-name="Standard"/>
      <text:p text:style-name="Standard">13/03/2023 :<text:s/></text:p>
      <text:p text:style-name="Standard"><text:tab/>Ajout de nouvelles structures<text:s/></text:p>
      <text:p text:style-name="Standard"><text:tab/>Ajout de nouvelles pages</text:p>
      <text:p text:style-name="Standard"><text:tab/>Ajout de nouveau système de tri<text:s/></text:p>
      <text:p text:style-name="Standard"/>
      <text:p text:style-name="Standard">14/03/2023 :<text:s/></text:p>
      <text:p text:style-name="Standard"><text:tab/>Rencontre d’un problème qui relève de la magie en go</text:p>
      <text:p text:style-name="Standard"><text:tab/>Recherche de solution pour rendre la chose plus jolie</text:p>
      <text:p text:style-name="Standard"><text:tab/></text:p>
      <text:p text:style-name="Standard">15/03/2023 :<text:s/></text:p>
      <text:p text:style-name="Standard"><text:tab/>Fin de la mise en place des pages<text:s/></text:p>
      <text:p text:style-name="Standard"><text:tab/>Commencement de la décoration<text:s/></text:p>
      <text:p text:style-name="Standard"><text:tab/>Et fix de bu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oa Gambey</dc:creator>
    <meta:creation-date>2023-03-06T15:20:00Z</meta:creation-date>
    <dc:date>2023-03-15T16:33:00Z</dc:date>
    <meta:template xlink:href="Normal.dotm" xlink:type="simple"/>
    <meta:editing-cycles>10</meta:editing-cycles>
    <meta:editing-duration>PT8580S</meta:editing-duration>
    <meta:document-statistic meta:page-count="1" meta:paragraph-count="1" meta:word-count="112" meta:character-count="733" meta:row-count="5" meta:non-whitespace-character-count="622"/>
  </office:meta>
</office:document-meta>
</file>